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47ca" officeooo:paragraph-rsid="001447ca"/>
    </style:style>
    <style:style style:name="P2" style:family="paragraph" style:parent-style-name="Standard">
      <style:text-properties officeooo:paragraph-rsid="001447ca"/>
    </style:style>
    <style:style style:name="P3" style:family="paragraph" style:parent-style-name="Standard">
      <style:text-properties officeooo:paragraph-rsid="00157d2a"/>
    </style:style>
    <style:style style:name="P4" style:family="paragraph" style:parent-style-name="Standard">
      <style:text-properties fo:font-size="10pt" officeooo:rsid="001447ca" officeooo:paragraph-rsid="001447ca" style:font-size-asian="10pt" style:font-size-complex="10pt"/>
    </style:style>
    <style:style style:name="P5" style:family="paragraph" style:parent-style-name="Standard">
      <style:text-properties fo:font-size="10pt" officeooo:rsid="001447ca" officeooo:paragraph-rsid="00157d2a" style:font-size-asian="10pt" style:font-size-complex="10pt"/>
    </style:style>
    <style:style style:name="P6" style:family="paragraph" style:parent-style-name="Standard">
      <style:text-properties fo:font-size="10pt" officeooo:rsid="001447ca" officeooo:paragraph-rsid="001a1e4f" style:font-size-asian="10pt" style:font-size-complex="10pt"/>
    </style:style>
    <style:style style:name="P7" style:family="paragraph" style:parent-style-name="Standard">
      <style:text-properties fo:font-size="10pt" officeooo:rsid="001447ca" officeooo:paragraph-rsid="001c4ad3" style:font-size-asian="10pt" style:font-size-complex="10pt"/>
    </style:style>
    <style:style style:name="P8" style:family="paragraph" style:parent-style-name="Standard">
      <style:text-properties fo:font-size="10pt" officeooo:rsid="0013d45d" officeooo:paragraph-rsid="001c4ad3" style:font-size-asian="10pt" style:font-size-complex="10pt"/>
    </style:style>
    <style:style style:name="P9" style:family="paragraph" style:parent-style-name="Standard">
      <style:text-properties officeooo:rsid="00157d2a" officeooo:paragraph-rsid="00157d2a"/>
    </style:style>
    <style:style style:name="P10" style:family="paragraph" style:parent-style-name="Standard">
      <style:text-properties officeooo:paragraph-rsid="0018a500"/>
    </style:style>
    <style:style style:name="P11" style:family="paragraph" style:parent-style-name="Standard">
      <style:text-properties officeooo:paragraph-rsid="001b29ed"/>
    </style:style>
    <style:style style:name="P12" style:family="paragraph" style:parent-style-name="Standard">
      <style:text-properties officeooo:paragraph-rsid="001c4ad3"/>
    </style:style>
    <style:style style:name="T1" style:family="text">
      <style:text-properties officeooo:rsid="00157d2a"/>
    </style:style>
    <style:style style:name="T2" style:family="text">
      <style:text-properties fo:font-size="10pt" officeooo:rsid="001447ca" style:font-size-asian="10pt" style:font-size-complex="10pt"/>
    </style:style>
    <style:style style:name="T3" style:family="text">
      <style:text-properties fo:font-size="10pt" officeooo:rsid="00157d2a" style:font-size-asian="10pt" style:font-size-complex="10pt"/>
    </style:style>
    <style:style style:name="T4" style:family="text">
      <style:text-properties fo:font-size="10pt" officeooo:rsid="0018a500" style:font-size-asian="10pt" style:font-size-complex="10pt"/>
    </style:style>
    <style:style style:name="T5" style:family="text">
      <style:text-properties fo:font-size="10pt" officeooo:rsid="001b29ed" style:font-size-asian="10pt" style:font-size-complex="10pt"/>
    </style:style>
    <style:style style:name="T6" style:family="text">
      <style:text-properties fo:font-size="10pt" officeooo:rsid="001f5ead" style:font-size-asian="10pt" style:font-size-complex="10pt"/>
    </style:style>
    <style:style style:name="T7" style:family="text">
      <style:text-properties fo:font-size="10pt" officeooo:rsid="001dc823" style:font-size-asian="10pt" style:font-size-complex="10pt"/>
    </style:style>
    <style:style style:name="T8" style:family="text">
      <style:text-properties fo:font-size="10pt" officeooo:rsid="00206726" style:font-size-asian="10pt" style:font-size-complex="10pt"/>
    </style:style>
    <style:style style:name="T9" style:family="text">
      <style:text-properties fo:font-size="10pt" officeooo:rsid="001dff26" style:font-size-asian="10pt" style:font-size-complex="10pt"/>
    </style:style>
    <style:style style:name="T10" style:family="text">
      <style:text-properties fo:font-size="10pt" officeooo:rsid="0023dbf0" style:font-size-asian="10pt" style:font-size-complex="10pt"/>
    </style:style>
    <style:style style:name="T11" style:family="text">
      <style:text-properties fo:font-size="10pt" officeooo:rsid="00247ffe" style:font-size-asian="10pt" style:font-size-complex="10pt"/>
    </style:style>
    <style:style style:name="T12" style:family="text">
      <style:text-properties officeooo:rsid="0018a500"/>
    </style:style>
    <style:style style:name="T13" style:family="text">
      <style:text-properties officeooo:rsid="001b29ed"/>
    </style:style>
    <style:style style:name="T14" style:family="text">
      <style:text-properties officeooo:rsid="001dff26"/>
    </style:style>
    <style:style style:name="T15" style:family="text">
      <style:text-properties officeooo:rsid="00206726"/>
    </style:style>
    <style:style style:name="T16" style:family="text">
      <style:text-properties officeooo:rsid="0021dca8"/>
    </style:style>
    <style:style style:name="T17" style:family="text">
      <style:text-properties officeooo:rsid="0023dbf0"/>
    </style:style>
    <style:style style:name="T18" style:family="text">
      <style:text-properties officeooo:rsid="00247ffe"/>
    </style:style>
    <style:style style:name="T19" style:family="text">
      <style:text-properties officeooo:rsid="00266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date modèle availabilities :</text:p>
      <text:p text:style-name="P1"/>
      <text:p text:style-name="P9">Ancien modèle :</text:p>
      <text:p text:style-name="P4">const AvailabilitySchema = new Schema({</text:p>
      <text:p text:style-name="P4"><text:s text:c="4"/>// <text:span text:style-name="T1">Récurrence si period.active à True</text:span></text:p>
      <text:p text:style-name="P5"><text:s text:c="4"/>period: {</text:p>
      <text:p text:style-name="P5"><text:s text:c="8"/>active: { type: Boolean, default: false },</text:p>
      <text:p text:style-name="P5"><text:s text:c="8"/>month_begin: { type: Date }, // <text:span text:style-name="T12">Date début récurrence </text:span></text:p>
      <text:p text:style-name="P10"><text:span text:style-name="T2"><text:s text:c="8"/>month_end: { type: Date} // </text:span><text:span text:style-name="T4">Date fin récurrence </text:span></text:p>
      <text:p text:style-name="P5"><text:s text:c="4"/>}</text:p>
      <text:p text:style-name="P3"><text:span text:style-name="T2"><text:s text:c="4"/>// </text:span><text:span text:style-name="T3">Alfred</text:span></text:p>
      <text:p text:style-name="P4"><text:s text:c="4"/>user: { <text:s text:c="6"/>type: Schema.Types.ObjectId, <text:s text:c="7"/>ref: 'users' <text:s text:c="3"/>},</text:p>
      <text:p text:style-name="P6"><text:s text:c="6"/>// <text:span text:style-name="T1">Dispos lundi (resp. mardi=&gt;dimanche)</text:span></text:p>
      <text:p text:style-name="P6"><text:span text:style-name="T1"><text:s text:c="5"/>// Date unique si pas de récurrence, sinon tous les lundis (resp. mardis=&gt;dimanches)</text:span></text:p>
      <text:p text:style-name="P4"><text:s text:c="6"/>monday: {</text:p>
      <text:p text:style-name="P4"><text:s text:c="10"/>event: [{</text:p>
      <text:p text:style-name="P4"><text:s text:c="14"/>begin: { type: String}, // <text:span text:style-name="T13">Début dispo : si récurrence, ne prendre que l’heure en compte</text:span></text:p>
      <text:p text:style-name="P11"><text:span text:style-name="T2"><text:s text:c="14"/>end: { type: String }, // </text:span><text:span text:style-name="T5">Fin dispo : si récurrence, ne prendre que l’heure en compte</text:span></text:p>
      <text:p text:style-name="P5"><text:s text:c="14"/>services: [</text:p>
      <text:p text:style-name="P5"><text:s text:c="15"/>{ label: { type: String }, value: { type: Schema.Types.ObjectId, ref: 'service' }}</text:p>
      <text:p text:style-name="P3"><text:span text:style-name="T2"><text:s text:c="14"/>], // </text:span><text:span text:style-name="T5">Services pour la dispo ; inutile car finalement les dispos portent systématiquement sur tous les services</text:span></text:p>
      <text:p text:style-name="P2"><text:span text:style-name="T2"><text:s text:c="14"/>all_services: { type: Boolean, default: false } // </text:span><text:span text:style-name="T5">Si dispo porte sur tous services ; finalement toujours vrai, cf. ci-dessus</text:span></text:p>
      <text:p text:style-name="P4"><text:s text:c="10"/>}]</text:p>
      <text:p text:style-name="P4"><text:s text:c="6"/>},</text:p>
      <text:p text:style-name="P4">}</text:p>
      <text:p text:style-name="P4"/>
      <text:p text:style-name="P4"/>
      <text:p text:style-name="P12"><text:span text:style-name="T1">Nouveau modèle :</text:span></text:p>
      <text:p text:style-name="P7">const AvailabilitySchema = new Schema({</text:p>
      <text:p text:style-name="P7"><text:s text:c="4"/>// <text:span text:style-name="T1">Récurrence si period.active à True</text:span></text:p>
      <text:p text:style-name="P7"><text:s text:c="4"/>period: {</text:p>
      <text:p text:style-name="P7"><text:s text:c="8"/>active: { type: Boolean, default: false },</text:p>
      <text:p text:style-name="P12"><text:span text:style-name="T2"><text:s text:c="8"/>month_begin: { type: Date }, // </text:span><text:span text:style-name="T4">Date début récurrence, h</text:span><text:span text:style-name="T6">eure forcée à 0h00</text:span></text:p>
      <text:p text:style-name="P12"><text:span text:style-name="T2"><text:s text:c="8"/>month_end: { type: Date} // </text:span><text:span text:style-name="T4">Date fin récurrence, </text:span><text:span text:style-name="T6">heure forcée à 23h59</text:span></text:p>
      <text:p text:style-name="P7"><text:s text:c="4"/>}</text:p>
      <text:p text:style-name="P7"><text:s text:c="4"/><text:span text:style-name="T19">punctuals : [{type : Date}], // Si dispo ponctuelle, date ou dates</text:span></text:p>
      <text:p text:style-name="P7"><text:s text:c="4"/>// <text:span text:style-name="T17">Disponibilite : True ou False</text:span></text:p>
      <text:p text:style-name="P12"><text:span text:style-name="T2"><text:s text:c="3"/></text:span><text:span text:style-name="T10">available : { type : Boolean, required : true},</text:span></text:p>
      <text:p text:style-name="P12"><text:span text:style-name="T2"><text:s text:c="4"/>// </text:span><text:span text:style-name="T3">Alfred</text:span></text:p>
      <text:p text:style-name="P7"><text:s text:c="4"/>user: { <text:s text:c="6"/>type: Schema.Types.ObjectId, <text:s text:c="7"/>ref: 'users' , <text:span text:style-name="T16">required : True</text:span> <text:s text:c="2"/>},</text:p>
      <text:p text:style-name="P12"><text:span text:style-name="T2"><text:s text:c="4"/></text:span><text:span text:style-name="T7">days : </text:span><text:span text:style-name="T8">[</text:span><text:span text:style-name="T7">{</text:span><text:span text:style-name="T8">type : Number }], //</text:span><text:span text:style-name="T7"> </text:span><text:span text:style-name="T8">set</text:span><text:span text:style-name="T7">(0...6) =&gt; 0 = lundi</text:span></text:p>
      <text:p text:style-name="P12"><text:span text:style-name="T2"><text:s text:c="4"/></text:span><text:span text:style-name="T9">t</text:span><text:span text:style-name="T11">imelapses</text:span><text:span text:style-name="T8">: [{ type : Number }], // set(0..23) =&gt; périodes horaires : 0 =&gt; 0h→1h, 1=&gt; 1h→2h, etc</text:span></text:p>
      <text:p text:style-name="P7">}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1T11:28:55.735317115</meta:creation-date>
    <dc:date>2020-09-01T11:50:44.311192212</dc:date>
    <meta:editing-duration>PT21M43S</meta:editing-duration>
    <meta:editing-cycles>16</meta:editing-cycles>
    <meta:generator>LibreOffice/6.3.6.2$Linux_X86_64 LibreOffice_project/30$Build-2</meta:generator>
    <meta:document-statistic meta:table-count="0" meta:image-count="0" meta:object-count="0" meta:page-count="1" meta:paragraph-count="40" meta:word-count="285" meta:character-count="1911" meta:non-whitespace-character-count="1398"/>
  </office:meta>
</office:document-meta>
</file>